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adornments="B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be Caslon Pro Bold" fo:font-size="35pt" style:text-underline-style="solid" style:text-underline-width="auto" style:text-underline-color="font-color" fo:font-weight="bold" style:font-size-asian="35pt" style:font-weight-asian="bold" style:font-size-complex="3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dobe Gothic Std B" fo:font-size="35pt" style:text-underline-style="solid" style:text-underline-width="auto" style:text-underline-color="font-color" fo:font-weight="normal" style:font-size-asian="35pt" style:font-weight-asian="normal" style:font-size-complex="35pt" style:font-weight-complex="normal"/>
    </style:style>
    <style:style style:name="P3" style:family="paragraph" style:parent-style-name="Standard" style:master-page-name="">
      <style:paragraph-properties fo:margin-left="0in" fo:margin-right="0in" fo:text-align="start" style:justify-single-word="false" fo:text-indent="1.1665in" style:auto-text-indent="false" style:page-number="auto"/>
      <style:text-properties style:font-name="Adobe Caslon Pro Bold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1.1665in" style:auto-text-indent="false"/>
      <style:text-properties style:font-name="Adobe Caslon Pro Bold" fo:font-size="15pt" style:text-underline-style="none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1.1665in" style:auto-text-indent="false"/>
      <style:text-properties style:font-name="Adobe Caslon Pro Bold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KILLS</text:p>
      <text:p text:style-name="P1"/>
      <text:p text:style-name="P3">STRENGTH</text:p>
      <text:p text:style-name="P4">Brawling</text:p>
      <text:p text:style-name="P4">Lifting</text:p>
      <text:p text:style-name="P4"/>
      <text:p text:style-name="P4"/>
      <text:p text:style-name="P5">DEXTERITY</text:p>
      <text:p text:style-name="P4">Climbing</text:p>
      <text:p text:style-name="P4">Acrobatics</text:p>
      <text:p text:style-name="P4">Sneaking</text:p>
      <text:p text:style-name="P4"/>
      <text:p text:style-name="P4"/>
      <text:p text:style-name="P5">WITS</text:p>
      <text:p text:style-name="P4">Tech</text:p>
      <text:p text:style-name="P4">Accuracy</text:p>
      <text:p text:style-name="P4"/>
      <text:p text:style-name="P4"/>
      <text:p text:style-name="P5">CHARM</text:p>
      <text:p text:style-name="P4">Persuade</text:p>
      <text:p text:style-name="P4">Bar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adornments="B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von Blackburn</meta:initial-creator>
    <meta:creation-date>2018-09-21T12:44:00.12</meta:creation-date>
    <dc:date>2019-02-01T10:29:57.62</dc:date>
    <dc:creator>Devon Blackburn</dc:creator>
    <meta:editing-duration>PT1H38M38S</meta:editing-duration>
    <meta:editing-cycles>10</meta:editing-cycles>
    <meta:generator>OpenOffice/4.1.1$Win32 OpenOffice.org_project/411m6$Build-9775</meta:generator>
    <meta:printed-by>Devon Blackburn</meta:printed-by>
    <meta:print-date>2019-02-01T10:28:51.16</meta:print-date>
    <meta:document-statistic meta:table-count="0" meta:image-count="0" meta:object-count="0" meta:page-count="1" meta:paragraph-count="14" meta:word-count="14" meta:character-count="99"/>
  </office:meta>
</office:document-meta>
</file>